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l sistema pretende que el profesor pueda dar de altas las materias que va a impartir, así mismo podrá dar de alta a alumnos, ya sea importando un archivo o dar de alta uno por uno, también podrá dar de altas las Experiencia Educativas que va a impartir, así mismo agregar alumnos a sus experiencias educativas. Dará de alta evidencias que se quieren para cada materia, a estas evidencias se les colocara un porcentaje, a su vez a las evidencias se les agregarán criterios para ser calificadas, de tal forma que cada maestro lleva experiencias educativa, y cada experiencia educativa tiene asociado un numero de estudiantes, cada estudiante debe ser calificado de acuerdo a las normas establecidas, </text:p>
      <text:p text:style-name="Standard">cada alumno debe tener las calificaciones de cada evidencia.</text:p>
      <text:p text:style-name="Standard"/>
      <text:p text:style-name="Standard">------</text:p>
      <text:p text:style-name="Standard">Se podrán dar de alta las materias que se van a impartir</text:p>
      <text:p text:style-name="Standard">para cada EE se le agregaran alumnos </text:p>
      <text:p text:style-name="Standard">Dar de alta las evidencias que se quieren para cada materia, se les coloca un porcentaje.</text:p>
      <text:p text:style-name="Standard">Se les agregan criterios a cada evidencia.</text:p>
      <text:p text:style-name="Standard"><text:tab/>Practicas : entrega a tiempo, que sea funcional ,etc.</text:p>
      <text:p text:style-name="Standard"><text:tab/>Proyecto integrador: que funcione en tiempo y forma, que lo entregue, etc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C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C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</meta:initial-creator>
    <meta:creation-date>2013-02-05T12:21:37</meta:creation-date>
    <dc:date>2013-02-06T14:04:08</dc:date>
    <dc:creator>Alex </dc:creator>
    <meta:editing-duration>P0D</meta:editing-duration>
    <meta:editing-cycles>4</meta:editing-cycles>
    <meta:generator>LibreOffice/3.5$Linux_x86 LibreOffice_project/350m1$Build-2</meta:generator>
    <meta:document-statistic meta:table-count="0" meta:image-count="0" meta:object-count="0" meta:page-count="1" meta:paragraph-count="9" meta:word-count="190" meta:character-count="1118" meta:non-whitespace-character-count="933"/>
  </office:meta>
</office:document-meta>
</file>